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modern" style:font-pitch="fixed"/>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text-properties officeooo:rsid="005fad08" officeooo:paragraph-rsid="005fad08"/>
    </style:style>
    <style:style style:name="P4" style:family="paragraph" style:parent-style-name="Text_20_body">
      <style:paragraph-properties fo:text-align="justify" style:justify-single-word="false"/>
      <style:text-properties officeooo:rsid="008538c9" officeooo:paragraph-rsid="008538c9"/>
    </style:style>
    <style:style style:name="P5" style:family="paragraph" style:parent-style-name="Text_20_body">
      <style:paragraph-properties fo:text-align="justify" style:justify-single-word="false"/>
      <style:text-properties officeooo:rsid="00872d33" officeooo:paragraph-rsid="00872d33"/>
    </style:style>
    <style:style style:name="P6" style:family="paragraph" style:parent-style-name="Text_20_body">
      <style:text-properties officeooo:rsid="00872d33" officeooo:paragraph-rsid="00872d33"/>
    </style:style>
    <style:style style:name="P7" style:family="paragraph" style:parent-style-name="Text_20_body">
      <style:text-properties officeooo:rsid="00872d33" officeooo:paragraph-rsid="0089261a"/>
    </style:style>
    <style:style style:name="P8" style:family="paragraph" style:parent-style-name="Text_20_body">
      <style:text-properties officeooo:rsid="00872d33" officeooo:paragraph-rsid="008aa919"/>
    </style:style>
    <style:style style:name="P9" style:family="paragraph" style:parent-style-name="Text_20_body">
      <style:text-properties officeooo:rsid="0089261a" officeooo:paragraph-rsid="0089261a"/>
    </style:style>
    <style:style style:name="P10" style:family="paragraph" style:parent-style-name="Text_20_body">
      <style:text-properties officeooo:rsid="008aa919" officeooo:paragraph-rsid="008aa919"/>
    </style:style>
    <style:style style:name="P11" style:family="paragraph" style:parent-style-name="Standard">
      <style:text-properties fo:font-size="12pt" officeooo:rsid="001a6e51" officeooo:paragraph-rsid="003ec9c5" style:font-size-asian="12pt" style:font-size-complex="12pt"/>
    </style:style>
    <style:style style:name="P12" style:family="paragraph" style:parent-style-name="Standard">
      <style:paragraph-properties fo:text-align="start" style:justify-single-word="false"/>
      <style:text-properties fo:font-size="12pt" officeooo:rsid="005fad08" officeooo:paragraph-rsid="005fad08" style:font-size-asian="12pt" style:font-size-complex="12pt"/>
    </style:style>
    <style:style style:name="P13" style:family="paragraph" style:parent-style-name="Standard">
      <style:paragraph-properties fo:text-align="start" style:justify-single-word="false"/>
      <style:text-properties fo:font-size="15pt" officeooo:rsid="008538c9" officeooo:paragraph-rsid="008538c9" style:font-size-asian="13.1000003814697pt" style:font-size-complex="15pt"/>
    </style:style>
    <style:style style:name="P14" style:family="paragraph" style:parent-style-name="Text_20_body">
      <style:text-properties officeooo:rsid="0089261a" officeooo:paragraph-rsid="0089261a"/>
    </style:style>
    <style:style style:name="P15" style:family="paragraph" style:parent-style-name="Text_20_body">
      <style:text-properties officeooo:rsid="008aa919" officeooo:paragraph-rsid="008aa919"/>
    </style:style>
    <style:style style:name="P16" style:family="paragraph" style:parent-style-name="Text_20_body">
      <style:text-properties officeooo:rsid="008add04" officeooo:paragraph-rsid="008add04"/>
    </style:style>
    <style:style style:name="P17" style:family="paragraph" style:parent-style-name="Text_20_body">
      <style:text-properties officeooo:rsid="008b9198" officeooo:paragraph-rsid="008b9198"/>
    </style:style>
    <style:style style:name="P18" style:family="paragraph" style:parent-style-name="Text_20_body">
      <style:text-properties officeooo:paragraph-rsid="008bbf83"/>
    </style:style>
    <style:style style:name="P19" style:family="paragraph" style:parent-style-name="Text_20_body">
      <style:text-properties officeooo:rsid="008bbf83" officeooo:paragraph-rsid="008bbf83"/>
    </style:style>
    <style:style style:name="P20" style:family="paragraph" style:parent-style-name="Text_20_body">
      <style:text-properties officeooo:rsid="008c60d7" officeooo:paragraph-rsid="008c60d7"/>
    </style:style>
    <style:style style:name="P21" style:family="paragraph" style:parent-style-name="Text_20_body">
      <style:text-properties officeooo:rsid="008c60d7" officeooo:paragraph-rsid="008e3269"/>
    </style:style>
    <style:style style:name="P22" style:family="paragraph" style:parent-style-name="Text_20_body">
      <style:text-properties officeooo:paragraph-rsid="008c60d7"/>
    </style:style>
    <style:style style:name="P23" style:family="paragraph" style:parent-style-name="Heading_20_2">
      <style:text-properties officeooo:rsid="00872d33" officeooo:paragraph-rsid="00872d33"/>
    </style:style>
    <style:style style:name="P24" style:family="paragraph" style:parent-style-name="Heading_20_2">
      <style:text-properties officeooo:rsid="008aa919" officeooo:paragraph-rsid="008aa919"/>
    </style:style>
    <style:style style:name="P25" style:family="paragraph" style:parent-style-name="Heading_20_2">
      <style:text-properties officeooo:rsid="008b9198" officeooo:paragraph-rsid="008b9198"/>
    </style:style>
    <style:style style:name="P26" style:family="paragraph" style:parent-style-name="Heading_20_2">
      <style:text-properties officeooo:rsid="008bbf83" officeooo:paragraph-rsid="008bbf83"/>
    </style:style>
    <style:style style:name="P27" style:family="paragraph" style:parent-style-name="Contents_20_2">
      <style:paragraph-properties>
        <style:tab-stops>
          <style:tab-stop style:position="16cm" style:type="right" style:leader-style="dotted" style:leader-text="."/>
        </style:tab-stops>
      </style:paragraph-properties>
    </style:style>
    <style:style style:name="P28" style:family="paragraph" style:parent-style-name="Contents_20_2">
      <style:paragraph-properties fo:margin-left="0cm" fo:margin-right="0cm" fo:text-indent="0cm" style:auto-text-indent="false">
        <style:tab-stops>
          <style:tab-stop style:position="15.501cm" style:type="right" style:leader-style="dotted" style:leader-text="."/>
        </style:tab-stops>
      </style:paragraph-properties>
      <style:text-properties officeooo:paragraph-rsid="0030635d"/>
    </style:style>
    <style:style style:name="P29" style:family="paragraph" style:parent-style-name="Contents_20_Heading" style:master-page-name="Standard">
      <style:paragraph-properties style:page-number="auto"/>
    </style:style>
    <style:style style:name="P30" style:family="paragraph" style:parent-style-name="Heading_20_1">
      <style:text-properties officeooo:rsid="008add04" officeooo:paragraph-rsid="008add04"/>
    </style:style>
    <style:style style:name="P31" style:family="paragraph" style:parent-style-name="Heading_20_1">
      <style:text-properties officeooo:rsid="008c60d7" officeooo:paragraph-rsid="008c60d7"/>
    </style:style>
    <style:style style:name="P32" style:family="paragraph" style:parent-style-name="Heading_20_1" style:master-page-name="Standard">
      <style:paragraph-properties fo:text-align="justify" style:justify-single-word="false" style:page-number="auto" fo:break-before="page"/>
      <style:text-properties officeooo:rsid="00872d33" officeooo:paragraph-rsid="00872d33"/>
    </style:style>
    <style:style style:name="P33" style:family="paragraph" style:parent-style-name="Footnote">
      <style:text-properties officeooo:rsid="008bbf83" officeooo:paragraph-rsid="008bbf83"/>
    </style:style>
    <style:style style:name="P34" style:family="paragraph" style:parent-style-name="Footnote">
      <style:text-properties officeooo:rsid="008c60d7" officeooo:paragraph-rsid="008c60d7"/>
    </style:style>
    <style:style style:name="P35" style:family="paragraph" style:parent-style-name="Title" style:master-page-name="First_20_Page">
      <style:paragraph-properties fo:margin-left="0cm" fo:margin-right="0cm" fo:text-indent="0cm" style:auto-text-indent="false" style:page-number="auto"/>
      <style:text-properties officeooo:rsid="008538c9" officeooo:paragraph-rsid="008538c9"/>
    </style:style>
    <style:style style:name="P36" style:family="paragraph" style:parent-style-name="Title" style:master-page-name="First_20_Page">
      <style:paragraph-properties fo:margin-left="0cm" fo:margin-right="0cm" fo:text-indent="0cm" style:auto-text-indent="false" style:page-number="auto"/>
      <style:text-properties officeooo:rsid="00445ad5" officeooo:paragraph-rsid="0030635d"/>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3">
      <style:text-properties officeooo:rsid="008add04" officeooo:paragraph-rsid="008add04"/>
    </style:style>
    <style:style style:name="T1" style:family="text">
      <style:text-properties officeooo:rsid="005fad08"/>
    </style:style>
    <style:style style:name="T2" style:family="text">
      <style:text-properties officeooo:rsid="008538c9"/>
    </style:style>
    <style:style style:name="T3" style:family="text">
      <style:text-properties officeooo:rsid="00872d33"/>
    </style:style>
    <style:style style:name="T4" style:family="text">
      <style:text-properties officeooo:rsid="0089261a"/>
    </style:style>
    <style:style style:name="T5" style:family="text">
      <style:text-properties officeooo:rsid="008aa919"/>
    </style:style>
    <style:style style:name="T6" style:family="text">
      <style:text-properties fo:font-style="italic" style:font-style-asian="italic" style:font-style-complex="italic"/>
    </style:style>
    <style:style style:name="T7" style:family="text">
      <style:text-properties officeooo:rsid="008add04"/>
    </style:style>
    <style:style style:name="T8" style:family="text">
      <style:text-properties fo:font-style="normal" style:font-style-asian="normal" style:font-style-complex="normal"/>
    </style:style>
    <style:style style:name="T9" style:family="text">
      <style:text-properties fo:font-style="normal" officeooo:rsid="008e8fa3" style:font-style-asian="normal" style:font-style-complex="normal"/>
    </style:style>
    <style:style style:name="T10" style:family="text">
      <style:text-properties fo:font-style="normal" officeooo:rsid="008eb082" style:font-style-asian="normal" style:font-style-complex="normal"/>
    </style:style>
    <style:style style:name="T11" style:family="text">
      <style:text-properties officeooo:rsid="008b9198"/>
    </style:style>
    <style:style style:name="T12" style:family="text">
      <style:text-properties officeooo:rsid="008bbf83"/>
    </style:style>
    <style:style style:name="T13" style:family="text">
      <style:text-properties officeooo:rsid="008c60d7"/>
    </style:style>
    <style:style style:name="T14" style:family="text">
      <style:text-properties officeooo:rsid="008e3269"/>
    </style:style>
    <style:style style:name="T15" style:family="text">
      <style:text-properties officeooo:rsid="008e8fa3"/>
    </style:style>
    <style:style style:name="T16" style:family="text">
      <style:text-properties officeooo:rsid="008eb082"/>
    </style:style>
    <style:style style:name="fr1" style:family="graphic" style:parent-style-name="Frame">
      <style:graphic-properties style:vertical-pos="bottom" style:vertical-rel="page-content" style:horizontal-pos="center" style:horizontal-rel="page-content" fo:padding="0cm" fo:border="none" style:shadow="none" draw:shadow-opacity="100%" loext:rel-width-rel="paragraph" loext:rel-height-rel="paragraph"/>
    </style:style>
    <style:style style:name="fr2" style:family="graphic" style:parent-style-name="Frame">
      <style:graphic-properties style:vertical-pos="from-top" style:vertical-rel="page-content" style:horizontal-pos="center" style:horizontal-rel="page-content" fo:padding="0cm" fo:border="none" style:shadow="none" draw:shadow-opacity="100%" style:flow-with-text="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4" text:anchor-type="page" text:anchor-page-number="1" svg:width="17cm" style:rel-width="100%" svg:height="1.286cm" draw:z-index="1">
        <draw:text-box fo:min-height="5%">
          <text:p text:style-name="P11">Martin Mareš <text:span text:style-name="T1">I41</text:span></text:p>
          <text:p text:style-name="P12"><text:span text:style-name="T2">LS</text:span> 2014/2015</text:p>
        </draw:text-box>
      </draw:frame>
      <draw:frame draw:style-name="fr2" draw:name="Rámec3" text:anchor-type="page" text:anchor-page-number="1" svg:y="6.5cm" style:rel-width="100%" svg:height="3.598cm" draw:z-index="0">
        <draw:text-box fo:min-height="14%" fo:min-width="17cm">
          <text:p text:style-name="P35">Student Genetic</text:p>
          <text:p text:style-name="P13">zápočtový program z Programování II</text:p>
        </draw:text-box>
      </draw:frame>
      <text:p text:style-name="P36"/>
      <text:table-of-content text:style-name="Sect1" text:protected="true" text:name="Obsah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9">Obsah</text:p>
          </text:index-title>
          <text:p text:style-name="P37"><text:a xlink:type="simple" xlink:href="#__RefHeading___Toc168_41688675" text:style-name="Index_20_Link" text:visited-style-name="Index_20_Link">Uživatelská dokumentace<text:tab/>3</text:a></text:p>
          <text:p text:style-name="P27"><text:a xlink:type="simple" xlink:href="#__RefHeading___Toc170_41688675" text:style-name="Index_20_Link" text:visited-style-name="Index_20_Link">O aplikaci<text:tab/>3</text:a></text:p>
          <text:p text:style-name="P27"><text:a xlink:type="simple" xlink:href="#__RefHeading___Toc172_41688675" text:style-name="Index_20_Link" text:visited-style-name="Index_20_Link">Princip fungovaní<text:tab/>3</text:a></text:p>
          <text:p text:style-name="P27"><text:a xlink:type="simple" xlink:href="#__RefHeading___Toc174_41688675" text:style-name="Index_20_Link" text:visited-style-name="Index_20_Link">Uživatelské prostředí<text:tab/>3</text:a></text:p>
          <text:p text:style-name="P27"><text:a xlink:type="simple" xlink:href="#__RefHeading___Toc176_41688675" text:style-name="Index_20_Link" text:visited-style-name="Index_20_Link">Nastavení parametrů simulace<text:tab/>4</text:a></text:p>
          <text:p text:style-name="P38"><text:a xlink:type="simple" xlink:href="#__RefHeading___Toc178_41688675" text:style-name="Index_20_Link" text:visited-style-name="Index_20_Link">Koeficienty simulace<text:tab/>4</text:a></text:p>
          <text:p text:style-name="P37"><text:a xlink:type="simple" xlink:href="#__RefHeading___Toc180_41688675" text:style-name="Index_20_Link" text:visited-style-name="Index_20_Link">Programátorská dokumentace<text:tab/>5</text:a></text:p>
          <text:p text:style-name="P27"><text:a xlink:type="simple" xlink:href="#__RefHeading___Toc182_41688675" text:style-name="Index_20_Link" text:visited-style-name="Index_20_Link">Společné prostředí simulace<text:tab/>5</text:a></text:p>
          <text:p text:style-name="P27"><text:a xlink:type="simple" xlink:href="#__RefHeading___Toc184_41688675" text:style-name="Index_20_Link" text:visited-style-name="Index_20_Link">Simulace prožití dne<text:tab/>5</text:a></text:p>
          <text:p text:style-name="P27"><text:a xlink:type="simple" xlink:href="#__RefHeading___Toc186_41688675" text:style-name="Index_20_Link" text:visited-style-name="Index_20_Link">Schopností a vlastnosti studenta<text:tab/>7</text:a></text:p>
          <text:p text:style-name="P27"><text:a xlink:type="simple" xlink:href="#__RefHeading___Toc225_41688675" text:style-name="Index_20_Link" text:visited-style-name="Index_20_Link">Genetický algoritmus<text:tab/>7</text:a></text:p>
          <text:p text:style-name="P37"><text:a xlink:type="simple" xlink:href="#__RefHeading___Toc227_41688675" text:style-name="Index_20_Link" text:visited-style-name="Index_20_Link">Závěr<text:tab/>8</text:a></text:p>
        </text:index-body>
      </text:table-of-content>
      <text:p text:style-name="P28"><text:a xlink:type="simple" xlink:href="#__RefHeading__1376_848516580" text:style-name="Index_20_Link" text:visited-style-name="Index_20_Link"/></text:p>
      <text:h text:style-name="P32" text:outline-level="1"><text:bookmark-start text:name="__RefHeading___Toc168_41688675"/>Uživatelská dokumentace<text:bookmark-end text:name="__RefHeading___Toc168_41688675"/></text:h>
      <text:h text:style-name="Heading_20_2" text:outline-level="2"><text:bookmark-start text:name="__RefHeading___Toc170_41688675"/>O aplikaci<text:bookmark-end text:name="__RefHeading___Toc170_41688675"/></text:h>
      <text:p text:style-name="P4">Aplikace se snaží pomocí genetických algoritmů nalézt ideálního studenta. Kvalita studenta je určována podle <text:span text:style-name="T3">jeho znalostí a spokojenosti na konci „školního života“. Konkrétní průběh semestru modeluje simulace, která je ovlivněna vlastnostmi studenta.</text:span></text:p>
      <text:p text:style-name="P5">Po skončení simulování tedy aplikace ukazuje, které vlastnosti dělají studenta spokojeného a dobře naučeného. Na druhou stranu byla ale aplikace vytvořena bez větší znalostí psychologie, takže větší část postupů v simulaci vychází z mých domněnek a pozorování.</text:p>
      <text:p text:style-name="P5">V současné chvíli generuje současná verze aplikace očekávatelný výsledek tj. studenta, který chodí na přednášky a učí <text:span text:style-name="T16">se </text:span>průběžně.</text:p>
      <text:h text:style-name="P23" text:outline-level="2"><text:bookmark-start text:name="__RefHeading___Toc172_41688675"/>Princip fungovaní<text:bookmark-end text:name="__RefHeading___Toc172_41688675"/></text:h>
      <text:p text:style-name="P7">Aplikace nechává žít několik studentů ve společném prostředí, <text:span text:style-name="T4">ve kterém spolu navzájem sdílí náhodně generovaný rozvrh</text:span>. Toto prostředí předává studentům <text:span text:style-name="T4">navíc</text:span> společné události (test<text:span text:style-name="T4">y, domácí úkoly a volno časové aktivity). </text:span></text:p>
      <text:p text:style-name="P9">Každý student na tyto události reaguje jinak v závislosti na jeho vlastnostech, povaze a stavu těla. Hlavními faktory <text:span text:style-name="T7">jsou</text:span> schopnost učit se a dovednost zapamatovat si věci dlouhodobě. Učením, odpočíváním, spaním, apod. se tyto vlastnost vylepšují nebo zhoršují.</text:p>
      <text:p text:style-name="P9">Ve zbývajícím čase si každý student volí činnosti podle toho, jakou má povahu. Všechny činnosti a události mají určité hodnocení (pozitivní nebo negativní) a v závislosti na povaze studenta a jeho <text:span text:style-name="T7">tělesném stavu</text:span> se započítávají do jeho celkové spokojenosti. </text:p>
      <text:h text:style-name="P23" text:outline-level="2"><text:bookmark-start text:name="__RefHeading___Toc174_41688675"/>Uživatelské prostředí<text:bookmark-end text:name="__RefHeading___Toc174_41688675"/></text:h>
      <text:p text:style-name="P6">Po spuštění uvítá uživatele úvodní obrazovka, která je tvořena spodními tlačítky pro posun v čase simulace a vrchní částí, která popisuje aktuální stav simulace. Simulaci lze krokovat ručně nebo lze spustit automatické hledání až do nalezení studentů, kteří na konci „školního života“ budou splňovat zadané parametry z pole „Cíl hledání“.</text:p>
      <text:p text:style-name="P10">Jednotlivé časové údaje jsou udávány v „akademických“ hodinách (1,5 „standardní“ hodiny). Toto označení bylo zvolen<text:span text:style-name="T16">o</text:span> kvůli úspoře výpočetního výkonu a kvůli snazšímu vyplňování volného času.</text:p>
      <text:p text:style-name="P8">Nejlepší student je označení pro studenta, který dosahuje <text:span text:style-name="T5">nejlepších výsledků ve škole a také největší celkové spokojenosti.</text:span></text:p>
      <text:h text:style-name="P24" text:outline-level="2"><text:bookmark-start text:name="__RefHeading___Toc176_41688675"/><text:soft-page-break/>Nastavení parametrů simulace<text:bookmark-end text:name="__RefHeading___Toc176_41688675"/></text:h>
      <text:p text:style-name="P10">Jednotlivé „psychologické“ parametry a koeficienty lze upravovat v „<text:span text:style-name="T15">parametrech simulace“</text:span>. Je možné změnit parametry generovaných rozvrhů – počet hodin (aplikace náhodně volí v uzavřeném intervalu <text:span text:style-name="Source_20_Text"><text:span text:style-name="T8">&lt;# hodin – 1 , # hodin + 1&gt;</text:span></text:span><text:span text:style-name="T8">)</text:span> a maximální počet hodin v jednom dni.</text:p>
      <text:p text:style-name="P16">Poté je možné ovlivnit pravděpodobnost, že student pojede dom<text:span text:style-name="T16">ů</text:span>, pokud si ohřívá jídlo od maminky a dobu cesty domů.</text:p>
      <text:h text:style-name="P39" text:outline-level="3"><text:bookmark-start text:name="__RefHeading___Toc178_41688675"/>Koeficienty simulace<text:bookmark-end text:name="__RefHeading___Toc178_41688675"/></text:h>
      <text:p text:style-name="P16"><text:span text:style-name="T6">Schopnost učit se</text:span> je desetinné číslo v intervalu <text:span text:style-name="Source_20_Text"><text:span text:style-name="T8">(koeficient schopnosti učení, při kterém se učení vzdává, 2 - koeficient schopnosti učení, při kterém se učení vzdává)</text:span></text:span><text:span text:style-name="T6"> např. (0.3, 1.7)</text:span><text:span text:style-name="T8">. Označuje relativní velikost znalostí, které se student naučí za hodinu, pokud není unavený a má standardní náladu.</text:span></text:p>
      <text:p text:style-name="P16"><text:span text:style-name="T6">Koeficient</text:span><text:span text:style-name="T8"> </text:span><text:span text:style-name="T6">zapomínání po dni učení </text:span><text:span text:style-name="T8">je relativní velikost zapomenutých znalostí z předchozího dne, které si student dnes po učení zapamatuje dlouhodobě.</text:span></text:p>
      <text:p text:style-name="P16"><text:span text:style-name="T8">Dále je možné ovlivnit množství látky, které si může student odnést z hodiny, kde dává pozor a z hodiny, kde nedává pozor (z hodiny, na kterou nejde si neodnese nic).</text:span></text:p>
      <text:h text:style-name="P30" text:outline-level="1"><text:bookmark-start text:name="__RefHeading___Toc180_41688675"/>Programátorská dokumentace<text:bookmark-end text:name="__RefHeading___Toc180_41688675"/></text:h>
      <text:p text:style-name="P17">Zdrojové kódy jsou rozděleny do několika souborů, uživatelské prostředí je tvořeno soubory <text:span text:style-name="Source_20_Text">MainForm.cs</text:span> a <text:span text:style-name="Source_20_Text">SettingsForm.cs</text:span>. V těchto souborech jsou obslouženy události uživatelského prostředí. Při aktivaci automatické simulace dochází ke spuštění dvou vláken na pozadí – jedno postupně krokuje den po dni samotnou simulaci a druhé každých 500 ms aktualizuje údaje o studentovi v UI.</text:p>
      <text:h text:style-name="P25" text:outline-level="2"><text:bookmark-start text:name="__RefHeading___Toc182_41688675"/>Společné prostředí simulace<text:bookmark-end text:name="__RefHeading___Toc182_41688675"/></text:h>
      <text:p text:style-name="P17">Samotné společné prostředí simulace je uloženo ve třídě <text:span text:style-name="Source_20_Text">LifeEnviroment</text:span>, tato třída při inicializaci vytvoří počet studentů <text:span text:style-name="T15">z nastavení</text:span> s náhodnými vlastnostmi. Na začátku každého semestr<text:span text:style-name="T16">u</text:span> je náhodně vytvořen nový rozvrh podle parametrů z nastavení, <text:span text:style-name="T15">kde p</text:span>očet hodin <text:span text:style-name="T15">v týdnu</text:span> je náhodně zvolen v intervalu ±1 <text:span text:style-name="T15">za dodržení maximálního počtu hodin v jednom dni.</text:span></text:p>
      <text:p text:style-name="P17">Každý den vytváří prostředí náhodně několik událostí (pravděpodobnost vytvoření je 30%). Každá událost má náhodně zvolený typ, datum provedení a cíl. Události jsou typu test, domácí úkol a volno časová aktivita. Pro datum je použit součet dvou náhodných čísel menších než 7. Díky tomu jsou nejpravděpodobněji události uskutečněny kolem 7 dnů od vytvoření. Cíl označuje množství znalostí, které by se měl student naučit na test. Tyto události jsou na začátku dne předány studentům, kteří je zpracují a rozplánují si je. </text:p>
      <text:p text:style-name="P18"><text:span text:style-name="T11">Po předání události si každý student prožije simulaci jednoho dne. Tato simulace je prováděna pro studenty paralelně ve více vláknech pomocí </text:span><text:span text:style-name="Source_20_Text"><text:span text:style-name="T11">Parallel.ForEach()</text:span></text:span><text:span text:style-name="T11">, díky tomu dochází ke zvýšení výkonnosti. Na konci každého dne je zvýšeno množství znalostí </text:span><text:span text:style-name="Source_20_Text"><text:span text:style-name="T11">yesterdayBestKnowladge</text:span></text:span><text:span text:style-name="T11">, které se zatím mohl student dozvědět. Znalosti jsou reprezentovány ve formě čísla, kde po jedné hodině ve škole se student může maximálně dozvědět </text:span><text:span text:style-name="Source_20_Text"><text:span text:style-name="T11">Core.KNOWLADGE_PER_ACADEMIC_HOUR</text:span></text:span><text:span text:style-name="T11"> (v současné chvíli 100).</text:span></text:p>
      <text:p text:style-name="P20">Na konci každého semestru se v rozvrhu zruší výuka a student dostane šanci naučit se na „test“ na konci týdne – tím je simulováno zkouškové období.</text:p>
      <text:p text:style-name="P19">Po průchodu 5 semestrů (zvoleno z důvodu zvýšení rychlosti) dochází k hledání dalších studentů pomocí genetických algoritmů (viz dále).</text:p>
      <text:h text:style-name="P26" text:outline-level="2"><text:bookmark-start text:name="__RefHeading___Toc184_41688675"/>Simulace prožití dne<text:bookmark-end text:name="__RefHeading___Toc184_41688675"/></text:h>
      <text:p text:style-name="P19">Ve třídě <text:span text:style-name="Source_20_Text">Student</text:span> dochází k simulování jednotlivých událostí v průběhu dne. Na začátku dne student nejprve obdrží události <text:span text:style-name="T15">od společného prostředí</text:span>. </text:p>
      <text:p text:style-name="P19"><text:soft-page-break/>Domácí úkoly hned naplánuje na datum odevzdání. U testů si rovnoměrné rozloží učení na <text:span text:style-name="Source_20_Text">lengthOfPlans</text:span><text:span text:style-name="Source_20_Text"><text:note text:id="ftn0" text:note-class="footnote"><text:note-citation>1</text:note-citation><text:note-body><text:p text:style-name="P33">Jedna z vlastností studenta; na začátku se volí náhodně.</text:p></text:note-body></text:note></text:span> dnů před plánovaným datem psaní. <text:span text:style-name="T15">Oproti tomu v</text:span>olno časovou aktivitu si student <text:span text:style-name="T15">vloží</text:span> do kalendáře <text:span text:style-name="T15">pouze </text:span>pokud na tento den má zatím <text:span text:style-name="T15">jen</text:span> málo událostí. Málo událostí je počet událostí, které je schopen student zvládnout spolu s volno časovou aktivitou v závislosti na jeho povaze (vlastnost <text:span text:style-name="Source_20_Text">LerningPreferences</text:span>). Odmítnutí účasti na události zapříčiní snížení spokojenosti studenta přidáním záporných bodů.</text:p>
      <text:p text:style-name="P19">Po zpracování událostí dochází k prožívání dne. <text:span text:style-name="T15">Na začátku každého dne</text:span> zapomene <text:span text:style-name="T15">student</text:span> nějaké znalosti podle koeficientu zapomínání. <text:span text:style-name="T15">Poté </text:span>se ráno nasnídá, což mu trvá určitou dobu podle toho, jestli si vaří, nebo jestli si ohřívá jídlo, nebo jestli chodí do restaurace. Při vaření se mu zvyšuje schopnost učit se, protože se odreagovává. <text:span text:style-name="T15">Z</text:span>atímco při cestě do restaurace se mu snižuje spokojenost, protože utrácí. </text:p>
      <text:p text:style-name="P19">Podle povahy jde poté do školy, nebo zůstává doma. Pokud jde do školy, tak se <text:span text:style-name="T15">může aktivně </text:span>účasnit výuky <text:span text:style-name="T15">(psát si poznámky)</text:span> nebo může jenom pasivně poslouchat. Pokud je aktivní tak, si ze školy odnese více znalostí, ale přichází domů s nižší schopností učit se. Pokud je pasivní, tak si toho méně odnáší, ale doma se mu lépe učí a je spokojenější, protože si toho nemusí <text:span text:style-name="T15">moc</text:span> psát.</text:p>
      <text:p text:style-name="P19">Pokud tento den nemá školu, tak může jet domů. Když si na koleji ohřívá jídlo, tak je větší pravděpodobnost (lze zvolit v nastavení), že pojede domů. Když ale jel domů <text:span text:style-name="T15">v </text:span>předchozích pár dne<text:span text:style-name="T15">ch</text:span>, tak se pravděpodobnost cesty domů snížila. Pravděpodobnost se snižuje nebo zvyšuje vytvářením aritmetického průměru z aktuální pravděpodobnosti a konstanty z nastavení (<text:span text:style-name="Source_20_Text"><text:span text:style-name="T8">konstanta</text:span></text:span><text:span text:style-name="T8"> pro den, kdy nejel domů a </text:span><text:span text:style-name="Source_20_Text"><text:span text:style-name="T8">100 – konstanta</text:span></text:span><text:span text:style-name="T6"> </text:span><text:span text:style-name="T8">pro den, kdy jel domů).</text:span></text:p>
      <text:p text:style-name="P19"><text:span text:style-name="T8">Poté jde na oběd a podle povahy začne buď pr</text:span><text:span text:style-name="T9">a</text:span><text:span text:style-name="T8">c</text:span><text:span text:style-name="T9">í</text:span><text:span text:style-name="T8"> a nebo </text:span><text:span text:style-name="T9">zábavou</text:span><text:span text:style-name="T8">. Při práci zpracuje rozplánované události. Pokud má ale už nízkou schopnost učení, tak to vzdá, protože by </text:span><text:span text:style-name="T9">se už nic nenaučil</text:span><text:span text:style-name="T8">. Stejně tak skončí dříve pokud už všechno umí. Pokud ale nemá žádnou událost a má na to povahu, tak se může průběžně učit (v závislosti na jeho znalostech se učí buď jednu nebo dvě hodiny)</text:span></text:p>
      <text:p text:style-name="P19"><text:span text:style-name="T8">Při zábavě může podle podle povahy dělat věci, které ho baví. Při sportu si odpočne a zvýší se mu schopnost učení. Při čtení se mu méně zvýší schopnost učení a výlet</text:span><text:span text:style-name="T9">em</text:span><text:span text:style-name="T8"> s přáteli stráví více času. Zároveň může vyrazit na volno časovou aktivitu, pokud jí na dnešek má naplánovanou. </text:span><text:span text:style-name="T10">P</text:span><text:span text:style-name="T8">okud ve volném čase chodí nejraději s přáteli, tak stráví na aktivitě více času než v ostatních případech.</text:span></text:p>
      <text:p text:style-name="P19"><text:soft-page-break/><text:span text:style-name="T8">Když po všech těchto událostech má ještě nějaký čas, tak může ještě podniknout nějakou věc, která by ho mohla bavit (voleno náhodně).</text:span></text:p>
      <text:p text:style-name="P19"><text:span text:style-name="T8">Poté si dá večeři a jde spát. Pokud spí krátkou dobu, tak to sníží jeho spokojenost, pokud spí delší dobu, tak to zvýší jeho spokojenost. <text:tab/>Pokud se v tomto dni něčemu naučil, tak se mu sníží relativní množství znalostí, co na začátku každého dne zapomene.</text:span></text:p>
      <text:h text:style-name="P26" text:outline-level="2"><text:bookmark-start text:name="__RefHeading___Toc186_41688675"/>Schopnost<text:span text:style-name="T16">i</text:span> <text:span text:style-name="T13">a vlastnosti </text:span>studenta<text:bookmark-end text:name="__RefHeading___Toc186_41688675"/></text:h>
      <text:p text:style-name="P19">Každá schopnost je reprezentována číslem, které se po každé<text:span text:style-name="T16">m</text:span> učení/odpočinku násobí určeným koeficientem, aby se snížila nebo zvýšila. D<text:span text:style-name="T15">í</text:span>ky tomu je zohledněn fakt, že po pár hodinách <text:span text:style-name="T15">učení mu už nejdou znalosti tak snadno do hlavy</text:span>. <text:span text:style-name="T16">Většina schopností je omezena určitými konstantami, aby například po spánku nebyla schopnost učení příliš vysoká.</text:span></text:p>
      <text:p text:style-name="P20">Navíc student sbírá kladné a záporné body, které udávají jeho spokojenost. <text:s/>Spokojenost studenta pak označuje <text:span text:style-name="Source_20_Text"><text:span text:style-name="T8">(kladné / (kladné + záporné)) * 100</text:span></text:span><text:span text:style-name="T8">. Tato hodnota je udávána v procentech.</text:span></text:p>
      <text:p text:style-name="P22"><text:span text:style-name="T12">Vlastnosti jsou reprezentovány výčtovými proměnnými (</text:span><text:span text:style-name="Source_20_Text"><text:span text:style-name="T12">enum</text:span></text:span><text:span text:style-name="T12">) a jsou spojeny do logických celků. Navíc je přítomná ještě proměnná, která říká jak dopředu se student učí </text:span><text:span text:style-name="Source_20_Text"><text:span text:style-name="T12">lengthOfPlans</text:span></text:span>.</text:p>
      <text:p text:style-name="P18"><text:span text:style-name="T12">Všechny vlastnosti se převádějí do pole </text:span><text:span text:style-name="Source_20_Text"><text:span text:style-name="T12">int</text:span></text:span> <text:span text:style-name="T12">a toto pole se poté nazývá DNA studenta. Pomocí DNA lze studenta vytvořit a využívá se v genetickém algoritmu.</text:span></text:p>
      <text:h text:style-name="P26" text:outline-level="2"><text:bookmark-start text:name="__RefHeading___Toc225_41688675"/>Genetický algoritmus<text:bookmark-end text:name="__RefHeading___Toc225_41688675"/></text:h>
      <text:p text:style-name="P20">Po dokončení 5 semestrů dochází k vyváření nové generace studentů pomocí genetických algoritmů<text:note text:id="ftn1" text:note-class="footnote"><text:note-citation>2</text:note-citation><text:note-body><text:p text:style-name="P34">Využil jsem tohoto textu pro konstrukci <text:a xlink:type="simple" xlink:href="http://cgg.mff.cuni.cz/~pepca/prg022/luner.html" text:style-name="Internet_20_link" text:visited-style-name="Visited_20_Internet_20_Link">http://cgg.mff.cuni.cz/~pepca/prg022/luner.html</text:a></text:p></text:note-body></text:note>. Studenti jsou seřazeni podle bodů, <text:span text:style-name="T15">které označují </text:span>číslo: <text:span text:style-name="Source_20_Text"><text:span text:style-name="T8">znalosti * 4 + spokojenost.</text:span></text:span><text:span text:style-name="T8"> Nejlepší </text:span><text:span text:style-name="T9">dvě třetiny</text:span><text:span text:style-name="T8"> studentů se navzájem promíchají a zbylá třetina se vygeneruje opět náhodně.</text:span></text:p>
      <text:p text:style-name="P20"><text:span text:style-name="T8">Studenti, co se promíchají mají 95% šanci, že se jejich DNA bude prohazovat (křížení). Pokud se má prohodit, tak mají jednotlivé chromozomy 50% šanci, že budou prohozeny. Navíc každý chromozom </text:span><text:span text:style-name="T9">má </text:span><text:span text:style-name="T8">10% šanci, že bude náhodně vygenerován (mutace). Takto vzniklí studenti jsou základem pro další simulaci v novém životním cyklu.</text:span></text:p>
      <text:h text:style-name="P31" text:outline-level="1"><text:bookmark-start text:name="__RefHeading___Toc227_41688675"/>Závěr<text:bookmark-end text:name="__RefHeading___Toc227_41688675"/></text:h>
      <text:p text:style-name="P20">Vnější prostředí je simulováno po dn<text:span text:style-name="T15">i</text:span> a vnitřní život studenta je simulován po akademických hodinách. Díky tomuto přístupu není ale simulace tak rychlá, jak bych chtěl. Řešení pomocí prostředků matematické analýzy, které by odstranilo velkou část <text:span text:style-name="T15">iterací</text:span>, <text:s/><text:span text:style-name="T15">je složité a selhává díky velkému</text:span> množství proměnných, které ovlivňují jednotlivé děje. </text:p>
      <text:p text:style-name="P21">Podařilo se mi <text:span text:style-name="T14">ale </text:span>vytvořit simulaci, která generuje očekávatelné výsledky. Na druhou stranu je založena pouze na mých pocitech a domněnkách, takže se nedá s jistotou tvrdit, že výsledek je obecně správn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modern" style:font-pitch="fixed"/>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Contents_20_1"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align="justify" style:justify-single-word="false" fo:orphans="2" fo:widows="2" fo:text-indent="1cm" style:auto-text-indent="false" style:page-number="auto" style:shadow="none">
        <style:tab-stops/>
      </style:paragraph-properties>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fo:padding="0.049cm" fo:border-left="none" fo:border-right="none" fo:border-top="none" fo:border-bottom="1.05pt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reak-before="auto" fo:break-after="auto">
        <style:tab-stops>
          <style:tab-stop style:position="16cm" style:type="right" style:leader-style="dotted" style:leader-text="."/>
        </style:tab-stops>
      </style:paragraph-properties>
      <style:text-properties fo:font-size="20pt"/>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font-size="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1cm" fo:margin-bottom="0cm" loext:contextual-spacing="false" fo:text-align="center" style:justify-single-word="false" fo:text-indent="0cm" style:auto-text-indent="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2" style:font-family-complex="'Droid Sans Devanagari'"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text-position="super 58%" fo:font-style="normal" officeooo:rsid="00326119" style:font-size-asian="10.5pt"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1pt" fo:background-color="#e6e6e6" style:font-name-asian="Droid Sans Fallback1" style:font-family-asian="'Droid Sans Fallback'" style:font-family-generic-asian="modern" style:font-pitch-asian="fixed" style:font-size-asian="10.5pt" style:font-name-complex="Droid Sans Devanagari2" style:font-family-complex="'Droid Sans Devanagari'"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style:text-position="0% 100%" fo:font-style="italic" fo:font-weight="normal" fo:background-color="transparent"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Header">
      <style:text-properties officeooo:rsid="005fad08" officeooo:paragraph-rsid="005fad08"/>
    </style:style>
    <style:page-layout style:name="Mpm1" style:page-usage="mirrored">
      <style:page-layout-properties fo:page-width="21.001cm" fo:page-height="29.7cm" style:num-format="1" style:print-orientation="portrait" fo:margin-top="2cm" fo:margin-bottom="2cm" fo:margin-left="3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order-top="0.31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4pt solid #000000" fo:border-bottom="none" fo:border-left="none" fo:border-right="none" fo:padding="0.049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2"><text:page-number text:select-page="current">8</text:page-number></text:p>
      </style:footer-left>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master-page style:name="First_20_Page" style:display-name="First Page" style:page-layout-name="Mpm4" style:next-style-name="Standard">
      <style:header>
        <text:p text:style-name="MP3">MATEMATICKO­‑FYZIKÁLNÍ FAKULTA, UK</text:p>
      </style:header>
      <style:header-left>
        <text:p text:style-name="Header_20_left"/>
      </style:header-left>
    </style:master-page>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02:34:43.244000000</meta:creation-date>
    <meta:editing-duration>PT10H30M4S</meta:editing-duration>
    <meta:editing-cycles>11</meta:editing-cycles>
    <meta:generator>LibreOffice/5.0.1.2$Windows_X86_64 LibreOffice_project/81898c9f5c0d43f3473ba111d7b351050be20261</meta:generator>
    <dc:subject>zápočtový program z Programování II</dc:subject>
    <dc:title>Student Genetic</dc:title>
    <meta:initial-creator>Martin Mareš</meta:initial-creator>
    <dc:date>2015-09-08T21:54:02.298000000</dc:date>
    <dc:creator>Martin Mareš</dc:creator>
    <meta:keyword>simulace</meta:keyword>
    <meta:keyword>genetické algoritmy</meta:keyword>
    <meta:keyword>C#</meta:keyword>
    <meta:keyword>student</meta:keyword>
    <meta:keyword>semestr</meta:keyword>
    <meta:keyword>zápočtový program</meta:keyword>
    <meta:document-statistic meta:table-count="0" meta:image-count="0" meta:object-count="0" meta:page-count="8" meta:paragraph-count="72" meta:word-count="1639" meta:character-count="10884" meta:non-whitespace-character-count="9303"/>
  </office:meta>
</office:document-meta>
</file>